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Source Code Pro" svg:font-family="'Source Code Pro'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 style:list-style-name="L1">
      <style:text-properties style:font-name="Trebuchet MS"/>
    </style:style>
    <style:style style:name="P3" style:family="paragraph" style:parent-style-name="Standard" style:list-style-name="L1"/>
    <style:style style:name="T1" style:family="text">
      <style:text-properties fo:font-variant="normal" fo:text-transform="none" fo:color="#bdc1c6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Source Code Pro" fo:font-size="15pt" fo:letter-spacing="normal" fo:font-style="normal" fo:font-weight="normal"/>
    </style:style>
    <style:style style:name="T3" style:family="text">
      <style:text-properties fo:font-variant="normal" fo:text-transform="none" fo:color="#000000" fo:font-size="15pt" fo:letter-spacing="normal" fo:font-style="normal" fo:font-weight="normal"/>
    </style:style>
    <style:style style:name="T4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Trebuchet MS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822120577916495890" text:style-name="L1">
        <text:list-item>
          <text:p text:style-name="P2">¿Qué tipo de ejecución (compilado, interpretado, etc) tiene el lenguaje? </text:p>
        </text:list-item>
        <text:list-item>
          <text:p text:style-name="P2">¿Para qué tipo de desarrollo se utiliza normalmente el lenguaje? </text:p>
        </text:list-item>
        <text:list-item>
          <text:p text:style-name="P2">¿Con que ide o editor de texto puede utilizar el lenguaje? </text:p>
        </text:list-item>
        <text:list-item>
          <text:p text:style-name="P2">Nombre de una librería o framework famoso del mismo. </text:p>
        </text:list-item>
        <text:list-item>
          <text:p text:style-name="P2">Investigar y realizar en la sintaxis del lenguaje dado, la siguiente operación matemática: ○ x = 4 ○ y = 5 ○ z = x + y </text:p>
        </text:list-item>
      </text:list>
      <text:p text:style-name="P1"/>
      <text:list xml:id="list42752261" text:continue-numbering="true" text:style-name="L1">
        <text:list-item>
          <text:p text:style-name="P2">Deno esta basado en ejecucion de interpretado al igual que Python</text:p>
        </text:list-item>
        <text:list-item>
          <text:p text:style-name="P2">Deno se utiliza para cualquier ambito, programas de consola, servicios web o aplicaciones de backend en general.<text:line-break/>Python se utiliza tambien para desarrollar aplicaciones de todo tipo, principalmente desarrollo web y programas informaticos.</text:p>
        </text:list-item>
        <text:list-item>
          <text:p text:style-name="P3"><text:span text:style-name="T6">Deno se puede utilizar en Visual Studio Code, JetBrains IDEs,</text:span><text:bookmark text:name="vimneovim-via-plugins"/><text:span text:style-name="T6"> Vim/Neovim via plugins</text:span></text:p>
          <text:p text:style-name="P3"><text:span text:style-name="T6">Python se puede utilizar en PyCharm, Kdevelop, SlickEdit.</text:span> </text:p>
        </text:list-item>
        <text:list-item>
          <text:p text:style-name="P2">Algunas frameworks de Deno podrian ser, ABC, Ako, Aqua.<text:line-break/><text:span text:style-name="T5">Algunas librerias de Python podrian ser, </text:span><text:span text:style-name="T4">Matplotlib, TensorFlow, PyTorch</text:span></text:p>
        </text:list-item>
        <text:list-item>
          <text:p text:style-name="P2">Deno:</text:p>
          <text:p text:style-name="P2">let x=4;</text:p>
          <text:p text:style-name="P2">let y=5;</text:p>
          <text:p text:style-name="P2">let z=x+y;<text:line-break/>console.log("La suma es de:",z);<text:line-break/><text:line-break/>Python:</text:p>
          <text:p text:style-name="P2">x, y = 4, 5<text:line-break/>z = (x + y)<text:line-break/>print('La suma es de:', z)</text:p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Source Code Pro" svg:font-family="'Source Code Pro'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5M30S</meta:editing-duration>
    <meta:editing-cycles>3</meta:editing-cycles>
    <meta:generator>OpenOffice/4.1.12$Win32 OpenOffice.org_project/4112m1$Build-9809</meta:generator>
    <dc:date>2022-06-14T22:52:51.94</dc:date>
    <meta:document-statistic meta:table-count="0" meta:image-count="0" meta:object-count="0" meta:page-count="1" meta:paragraph-count="15" meta:word-count="188" meta:character-count="1076"/>
    <dc:creator>Nahuel Ivaan</dc:creator>
    <meta:user-defined meta:name="Info 1"/>
    <meta:user-defined meta:name="Info 2"/>
    <meta:user-defined meta:name="Info 3"/>
    <meta:user-defined meta:name="Info 4"/>
  </office:meta>
</office:document-meta>
</file>